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15%"/>
      <style:text-properties style:font-name="Times New Roman" fo:font-weight="bold" style:font-weight-asian="bold" style:font-weight-complex="bold" fo:font-size="12pt" style:font-size-asian="12pt" style:font-size-complex="12pt"/>
    </style:style>
    <style:style style:name="P2" style:parent-style-name="Paragraphedeliste" style:list-style-name="LFO1" style:family="paragraph">
      <style:paragraph-properties fo:text-align="justify" fo:line-height="115%"/>
      <style:text-properties style:font-name="Times New Roman" fo:font-weight="bold" style:font-weight-asian="bold" style:font-weight-complex="bold" fo:font-size="12pt" style:font-size-asian="12pt" style:font-size-complex="12pt"/>
    </style:style>
    <style:style style:name="P3" style:parent-style-name="Default" style:family="paragraph">
      <style:paragraph-properties fo:text-align="justify" fo:line-height="115%"/>
      <style:text-properties style:font-name="Times New Roman" style:font-name-complex="Times New Roman" style:font-style-complex="italic"/>
    </style:style>
    <style:style style:name="P4" style:parent-style-name="Default" style:family="paragraph">
      <style:paragraph-properties fo:text-align="justify" fo:line-height="115%"/>
      <style:text-properties style:font-name="Times New Roman" style:font-name-complex="Times New Roman"/>
    </style:style>
    <style:style style:name="P5" style:parent-style-name="Default" style:list-style-name="LFO1" style:family="paragraph">
      <style:paragraph-properties fo:text-align="justify" fo:line-height="115%"/>
      <style:text-properties style:font-name="Times New Roman" fo:font-weight="bold" style:font-weight-asian="bold" style:font-weight-complex="bold"/>
    </style:style>
    <style:style style:name="P6" style:parent-style-name="Normal" style:family="paragraph">
      <style:paragraph-properties fo:text-align="justify" fo:line-height="115%"/>
      <style:text-properties style:font-name="Times New Roman" fo:font-size="12pt" style:font-size-asian="12pt" style:font-size-complex="12pt"/>
    </style:style>
    <style:style style:name="P7" style:parent-style-name="Paragraphedeliste" style:list-style-name="LFO1" style:family="paragraph">
      <style:paragraph-properties fo:text-align="justify" fo:line-height="115%"/>
      <style:text-properties style:font-name="Times New Roman" fo:font-weight="bold" style:font-weight-asian="bold" style:font-weight-complex="bold" fo:font-size="12pt" style:font-size-asian="12pt" style:font-size-complex="12pt"/>
    </style:style>
    <style:style style:name="P8" style:parent-style-name="Normal" style:family="paragraph">
      <style:paragraph-properties fo:text-align="justify" fo:line-height="115%"/>
      <style:text-properties style:font-name="Times New Roman" fo:font-size="12pt" style:font-size-asian="12pt" style:font-size-complex="12pt"/>
    </style:style>
    <style:style style:name="P9" style:parent-style-name="Paragraphedeliste" style:list-style-name="LFO1" style:family="paragraph">
      <style:paragraph-properties fo:text-align="justify" fo:line-height="115%"/>
      <style:text-properties style:font-name="Times New Roman" fo:font-size="12pt" style:font-size-asian="12pt" style:font-size-complex="12pt"/>
    </style:style>
    <style:style style:name="P10" style:parent-style-name="Paragraphedeliste" style:list-style-name="LFO1" style:family="paragraph">
      <style:paragraph-properties fo:text-align="justify" fo:line-height="115%"/>
      <style:text-properties style:font-name="Times New Roman" fo:font-size="12pt" style:font-size-asian="12pt" style:font-size-complex="12pt"/>
    </style:style>
    <style:style style:name="P11" style:parent-style-name="Paragraphedeliste" style:list-style-name="LFO1" style:family="paragraph">
      <style:paragraph-properties fo:text-align="justify" fo:line-height="115%"/>
      <style:text-properties style:font-name="Times New Roman" fo:font-size="12pt" style:font-size-asian="12pt" style:font-size-complex="12pt"/>
    </style:style>
    <style:style style:name="P12" style:parent-style-name="Paragraphedeliste" style:list-style-name="LFO1" style:family="paragraph">
      <style:paragraph-properties fo:text-align="justify" fo:line-height="115%"/>
      <style:text-properties style:font-name="Times New Roman" fo:font-size="12pt" style:font-size-asian="12pt" style:font-size-complex="12pt"/>
    </style:style>
  </office:automatic-styles>
  <office:body>
    <office:text text:use-soft-page-breaks="true">
      <text:p text:style-name="P1">RELIGIOUS DATA MANAGEMENT SYSTEM</text:p>
      <text:list text:style-name="LFO1" text:continue-numbering="true">
        <text:list-item>
          <text:p text:style-name="P2"><text:s/>Problem statement.</text:p>
        </text:list-item>
      </text:list>
      <text:p text:style-name="P3">The Congregation of the Augustinians or the Assumption, is an international religious Congregation. Founded in France, it has<text:s/>spread to 32 countries in the world including Kenya, Tanzania and Uganda. For 34 years, this Congregation<text:s/>has been recruiting and forming<text:s/>young people willing to serve the church and the society at large<text:s/>as missionary priests. However, it has been facing some challenges. The first one has been expressed by vocational directors in Kenya, Tanzania and Uganda. The biggest problem, arising almost every year is getting right vocations according to the charism of the Congregation. In order to get candidates, vocational directors must move a lot from place to place, from school to school, from Diocese to Diocese. Sometimes limited by financial capacity of the Congregation, these VDs (Vocational Directors) do not meet many<text:s/>required candidate as the congregation would<text:s/>wish. With this problem, they find themselves sometimes with no candidates qualifying for assumption formation. Not having candidates one year creates a gap in their formation cycle. This means, a time<text:s/>in the formation process cycle,<text:s/>there will be a missing stage.<text:s/>Another challenge has been expressed by major superiors and their council’s members. Every year, the financial office must allocate a good budget for some important documents<text:s/>to be printed. These documents must be printed and sent to every religious wherever they are. Trying to reduce the cost,<text:s/>and save that money for other mission,<text:s/>the major superior with his council decided to create a WhatsApp group whereby they would be posting important updates and information about the congregation so to allow all religious to access them wherever they are.<text:s/>This, being a good initiative, did not bring a lasting solution to the problem because it could accommodate only religious using smart phones. Another limitation of this initiative is that it could not display needed statistical data about the current formation Cycle in the congregation.<text:s/></text:p>
      <text:p text:style-name="P4"/>
      <text:list text:style-name="LFO1" text:continue-numbering="true">
        <text:list-item>
          <text:p text:style-name="P5">The need arising from the problem</text:p>
        </text:list-item>
      </text:list>
      <text:p text:style-name="P6">Based on the two major problems underlined, the congregation of the Augustinians of the Assumption felt a great need to rise from these problems and find a lasting solution so to reduce<text:s/>the challenges they had been facing and secure the future and the life of the Congregation. According to the plans,<text:s/>with the help of the automated system,<text:s/>every religious should be getting important information about the congregation anytime whenever needed. Young people willing to server the society as missionary priests, upon discovering some information about<text:s/>the congregation online, will<text:s/>easily connect with the nearest vocation director for further details about the recruitment.<text:s/></text:p>
      <text:list text:style-name="LFO1" text:continue-numbering="true">
        <text:list-item>
          <text:p text:style-name="P7">The proposed solution</text:p>
        </text:list-item>
      </text:list>
      <text:p text:style-name="P8">A solution to the problem, we are proposing to come up with an automated system based solution that will facilitate an easy access of needed information with the possibility of downloading some documents if need be. A dynamic<text:s/>application<text:s/>system<text:s/>will help a lot as the transmission medium. In this system, we propose to provide:</text:p>
      <text:soft-page-break/>
      <text:list text:style-name="LFO1" text:continue-numbering="true">
        <text:list-item>
          <text:list>
            <text:list-item>
              <text:list>
                <text:list-item>
                  <text:list>
                    <text:list-item>
                      <text:p text:style-name="P9">All needed information about the congregation of the Augustinians of the Assumption,</text:p>
                    </text:list-item>
                    <text:list-item>
                      <text:p text:style-name="P10">A functionality for the aspirant to interact directly with the nearest vocational director,<text:s/></text:p>
                    </text:list-item>
                    <text:list-item>
                      <text:p text:style-name="P11">A functionality for a religious to access some statistical data about his congregation,<text:s/></text:p>
                    </text:list-item>
                    <text:list-item>
                      <text:p text:style-name="P12">A functionality for a religious to access and download important documents whenever need.<text:s/></text:p>
                    </text:list-item>
                  </text:list>
                </text:list-item>
              </text:list>
            </text:list-item>
          </text:list>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Default" style:display-name="Default" style:family="paragraph">
      <style:paragraph-properties style:text-autospace="none" fo:margin-bottom="0in" fo:line-height="100%"/>
      <style:text-properties style:font-name="Verdana" style:font-name-complex="Verdana"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SONGO KATHEMBO</meta:initial-creator>
    <dc:creator>hp</dc:creator>
    <meta:creation-date>2022-10-15T17:53:00Z</meta:creation-date>
    <dc:date>2022-10-20T18:58:00Z</dc:date>
    <meta:template xlink:href="Normal" xlink:type="simple"/>
    <meta:editing-cycles>3</meta:editing-cycles>
    <meta:editing-duration>PT600S</meta:editing-duration>
    <meta:document-statistic meta:page-count="2" meta:paragraph-count="6" meta:word-count="534" meta:character-count="3471" meta:row-count="24" meta:non-whitespace-character-count="2943"/>
  </office:meta>
</office:document-meta>
</file>